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4.89479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scrip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eueName</text:p>
          </table:table-cell>
          <table:table-cell office:value-type="string" table:style-name="ce1">
            <text:p>REFramework_UiDemo</text:p>
          </table:table-cell>
          <table:table-cell office:value-type="string" table:style-name="ce1">
            <text:p>Must match na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DemoCredential</text:p>
          </table:table-cell>
          <table:table-cell office:value-type="string" table:style-name="ce1">
            <text:p>UIDemoCredential_Framework</text:p>
          </table:table-cell>
          <table:table-cell office:value-type="string" table:style-name="ce1">
            <text:p>must use credentials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P0134835</meta:initial-creator>
    <dc:creator>P0134835</dc:creator>
    <meta:creation-date>2019-05-24T12:32:56Z</meta:creation-date>
    <dc:date>2019-05-24T12:35:32Z</dc:date>
  </office:meta>
</office:document-meta>
</file>